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paragraph-properties fo:margin-left="0in" fo:margin-right="0in" fo:orphans="2" fo:widows="2" fo:text-indent="0in" style:auto-text-indent="false"/>
    </style:style>
    <style:style style:name="T1" style:family="text">
      <style:text-properties fo:font-variant="normal" fo:text-transform="none" style:font-name="apple-system" fo:font-size="10.5pt" fo:letter-spacing="normal" fo:font-style="normal" fo:font-weight="normal"/>
    </style:style>
    <style:style style:name="T2" style:family="text">
      <style:text-properties fo:font-variant="normal" fo:text-transform="none" style:font-name="apple-system" fo:font-size="10.5pt" fo:letter-spacing="normal" fo:font-style="normal" style:text-underline-style="solid" style:text-underline-width="auto" style:text-underline-color="font-color" fo:font-weight="normal" fo:background-color="#ffffff" loext:char-shading-value="0" loext:padding="0in" loext:border="none"/>
    </style:style>
    <style:style style:name="T3" style:family="text">
      <style:text-properties fo:font-variant="normal" fo:text-transform="none" fo:letter-spacing="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op 10 websites for remote work opportunities</text:span> </text:p>
      <text:p text:style-name="P1"/>
      <text:p text:style-name="P1"><text:span text:style-name="T3">⚡️ </text:span><text:span text:style-name="T1">Pangian - </text:span><text:a xlink:type="simple" xlink:href="https://pangian.com/" text:style-name="Internet_20_link" text:visited-style-name="Visited_20_Internet_20_Link"><text:span text:style-name="T2">https://pangian.com</text:span></text:a><text:line-break/><text:span text:style-name="T3">⚡️ </text:span><text:span text:style-name="T1">WeWorkRemotely - </text:span><text:a xlink:type="simple" xlink:href="https://lnkd.in/gU4Ux_xW" text:style-name="Internet_20_link" text:visited-style-name="Visited_20_Internet_20_Link"><text:span text:style-name="T2">https://lnkd.in/gU4Ux_xW</text:span></text:a><text:line-break/><text:span text:style-name="T3">⚡️ </text:span><text:span text:style-name="T1">ARC - </text:span><text:a xlink:type="simple" xlink:href="https://arc.dev/" text:style-name="Internet_20_link" text:visited-style-name="Visited_20_Internet_20_Link"><text:span text:style-name="T2">https://arc.dev</text:span></text:a><text:line-break/><text:span text:style-name="T3">⚡️ </text:span><text:span text:style-name="T1">Remotive - </text:span><text:a xlink:type="simple" xlink:href="https://remotive.com/" text:style-name="Internet_20_link" text:visited-style-name="Visited_20_Internet_20_Link"><text:span text:style-name="T2">https://remotive.com</text:span></text:a><text:line-break/><text:span text:style-name="T3">⚡️ </text:span><text:span text:style-name="T1">JustRemote - </text:span><text:a xlink:type="simple" xlink:href="https://justremote.co/" text:style-name="Internet_20_link" text:visited-style-name="Visited_20_Internet_20_Link"><text:span text:style-name="T2">https://justremote.co/</text:span></text:a><text:line-break/><text:span text:style-name="T3">⚡️ </text:span><text:span text:style-name="T1">AngelList - </text:span><text:a xlink:type="simple" xlink:href="https://angel.co/" text:style-name="Internet_20_link" text:visited-style-name="Visited_20_Internet_20_Link"><text:span text:style-name="T2">https://angel.co/</text:span></text:a><text:line-break/><text:span text:style-name="T3">⚡️ </text:span><text:span text:style-name="T1">Jobspresso - </text:span><text:a xlink:type="simple" xlink:href="https://jobspresso.co/" text:style-name="Internet_20_link" text:visited-style-name="Visited_20_Internet_20_Link"><text:span text:style-name="T2">https://jobspresso.co/</text:span></text:a><text:line-break/><text:span text:style-name="T3">⚡️ </text:span><text:span text:style-name="T1">DailyRemote - </text:span><text:a xlink:type="simple" xlink:href="https://dailyremote.com/" text:style-name="Internet_20_link" text:visited-style-name="Visited_20_Internet_20_Link"><text:span text:style-name="T2">https://dailyremote.com/</text:span></text:a><text:line-break/><text:span text:style-name="T3">⚡️ </text:span><text:span text:style-name="T1">Working Nomads - </text:span><text:a xlink:type="simple" xlink:href="https://lnkd.in/geSbdqVG" text:style-name="Internet_20_link" text:visited-style-name="Visited_20_Internet_20_Link"><text:span text:style-name="T2">https://lnkd.in/geSbdqVG</text:span></text:a><text:line-break/><text:span text:style-name="T3">⚡️ </text:span><text:span text:style-name="T1">RemoteLeaf - </text:span><text:a xlink:type="simple" xlink:href="https://remoteleaf.com/" text:style-name="Internet_20_link" text:visited-style-name="Visited_20_Internet_20_Link"><text:span text:style-name="T2">https://remoteleaf.com/</text:span></text:a><text:line-break/><text:line-break/><text:span text:style-name="T1">Top 10 websites for freelance/part-time jobs ⏳</text:span><text:line-break/><text:line-break/><text:span text:style-name="T3">⚡️ </text:span><text:span text:style-name="T1">Freelance - </text:span><text:a xlink:type="simple" xlink:href="https://www.freelance.com/" text:style-name="Internet_20_link" text:visited-style-name="Visited_20_Internet_20_Link"><text:span text:style-name="T2">https://www.freelance.com/</text:span></text:a><text:line-break/><text:span text:style-name="T3">⚡️ </text:span><text:span text:style-name="T1">Upwork - </text:span><text:a xlink:type="simple" xlink:href="https://www.upwork.com/" text:style-name="Internet_20_link" text:visited-style-name="Visited_20_Internet_20_Link"><text:span text:style-name="T2">https://www.upwork.com/</text:span></text:a><text:line-break/><text:span text:style-name="T3">⚡️ </text:span><text:span text:style-name="T1">Solid Gigs - </text:span><text:a xlink:type="simple" xlink:href="https://solidgigs.com/" text:style-name="Internet_20_link" text:visited-style-name="Visited_20_Internet_20_Link"><text:span text:style-name="T2">https://solidgigs.com</text:span></text:a><text:line-break/><text:span text:style-name="T3">⚡️ </text:span><text:span text:style-name="T1">Snagajob - </text:span><text:a xlink:type="simple" xlink:href="https://www.snagajob.com/" text:style-name="Internet_20_link" text:visited-style-name="Visited_20_Internet_20_Link"><text:span text:style-name="T2">https://www.snagajob.com/</text:span></text:a><text:line-break/><text:span text:style-name="T3">⚡️ </text:span><text:span text:style-name="T1">LinkedIn - </text:span><text:a xlink:type="simple" xlink:href="http://www.linkedin.com/" text:style-name="Internet_20_link" text:visited-style-name="Visited_20_Internet_20_Link"><text:span text:style-name="T2">http://www.linkedin.com/</text:span></text:a><text:line-break/><text:span text:style-name="T3">⚡️ </text:span><text:span text:style-name="T1">ServiceScape - </text:span><text:a xlink:type="simple" xlink:href="https://lnkd.in/guR5EV_z" text:style-name="Internet_20_link" text:visited-style-name="Visited_20_Internet_20_Link"><text:span text:style-name="T2">https://lnkd.in/guR5EV_z</text:span></text:a><text:line-break/><text:span text:style-name="T3">⚡️ </text:span><text:span text:style-name="T1">Craigslist - </text:span><text:a xlink:type="simple" xlink:href="http://www.craigslist.org/" text:style-name="Internet_20_link" text:visited-style-name="Visited_20_Internet_20_Link"><text:span text:style-name="T2">http://www.craigslist.org/</text:span></text:a><text:line-break/><text:span text:style-name="T3">⚡️ </text:span><text:span text:style-name="T1">CoolWorks - </text:span><text:a xlink:type="simple" xlink:href="https://www.coolworks.com/" text:style-name="Internet_20_link" text:visited-style-name="Visited_20_Internet_20_Link"><text:span text:style-name="T2">https://www.coolworks.com/</text:span></text:a><text:line-break/><text:span text:style-name="T3">⚡️ </text:span><text:span text:style-name="T1">Contena - </text:span><text:a xlink:type="simple" xlink:href="https://www.contena.co/" text:style-name="Internet_20_link" text:visited-style-name="Visited_20_Internet_20_Link"><text:span text:style-name="T2">https://www.contena.co</text:span></text:a><text:line-break/><text:span text:style-name="T3">⚡️ </text:span><text:span text:style-name="T1">Fiverr - </text:span><text:a xlink:type="simple" xlink:href="https://www.fiverr.com/" text:style-name="Internet_20_link" text:visited-style-name="Visited_20_Internet_20_Link"><text:span text:style-name="T2">https://www.fiverr.com/</text:span></text:a><text:line-break/><text:line-break/><text:span text:style-name="T1">Top 10 websites to prep for coding interviews 🖥</text:span><text:line-break/><text:line-break/><text:span text:style-name="T3">⚡️ </text:span><text:span text:style-name="T1">LeetCode - </text:span><text:a xlink:type="simple" xlink:href="https://leetcode.com/" text:style-name="Internet_20_link" text:visited-style-name="Visited_20_Internet_20_Link"><text:span text:style-name="T2">https://leetcode.com/</text:span></text:a><text:line-break/><text:span text:style-name="T3">⚡️ </text:span><text:span text:style-name="T1">HackerRank - </text:span><text:a xlink:type="simple" xlink:href="https://lnkd.in/gdimkcTq" text:style-name="Internet_20_link" text:visited-style-name="Visited_20_Internet_20_Link"><text:span text:style-name="T2">https://lnkd.in/gdimkcTq</text:span></text:a><text:line-break/><text:span text:style-name="T3">⚡️ </text:span><text:span text:style-name="T1">HackerEarth - </text:span><text:a xlink:type="simple" xlink:href="https://lnkd.in/gQ5UZEPZ" text:style-name="Internet_20_link" text:visited-style-name="Visited_20_Internet_20_Link"><text:span text:style-name="T2">https://lnkd.in/gQ5UZEPZ</text:span></text:a><text:line-break/><text:span text:style-name="T3">⚡️ </text:span><text:span text:style-name="T1">Codewars - </text:span><text:a xlink:type="simple" xlink:href="https://www.codewars.com/" text:style-name="Internet_20_link" text:visited-style-name="Visited_20_Internet_20_Link"><text:span text:style-name="T2">https://www.codewars.com</text:span></text:a><text:line-break/><text:span text:style-name="T3">⚡️ </text:span><text:span text:style-name="T1">CodeChef - </text:span><text:a xlink:type="simple" xlink:href="https://www.codechef.com/" text:style-name="Internet_20_link" text:visited-style-name="Visited_20_Internet_20_Link"><text:span text:style-name="T2">https://www.codechef.com/</text:span></text:a><text:line-break/><text:span text:style-name="T3">⚡️ </text:span><text:span text:style-name="T1">CodingNinjas - </text:span><text:a xlink:type="simple" xlink:href="https://lnkd.in/guckbgjy" text:style-name="Internet_20_link" text:visited-style-name="Visited_20_Internet_20_Link"><text:span text:style-name="T2">https://lnkd.in/guckbgjy</text:span></text:a><text:line-break/><text:span text:style-name="T3">⚡️ </text:span><text:span text:style-name="T1">TopCoder - </text:span><text:a xlink:type="simple" xlink:href="https://www.topcoder.com/" text:style-name="Internet_20_link" text:visited-style-name="Visited_20_Internet_20_Link"><text:span text:style-name="T2">https://www.topcoder.com/</text:span></text:a><text:line-break/><text:span text:style-name="T3">⚡️ </text:span><text:span text:style-name="T1">Coderbyte - </text:span><text:a xlink:type="simple" xlink:href="https://coderbyte.com/" text:style-name="Internet_20_link" text:visited-style-name="Visited_20_Internet_20_Link"><text:span text:style-name="T2">https://coderbyte.com/</text:span></text:a><text:line-break/><text:span text:style-name="T3">⚡️</text:span><text:span text:style-name="T1">Geektastic - </text:span><text:a xlink:type="simple" xlink:href="https://geektastic.com/" text:style-name="Internet_20_link" text:visited-style-name="Visited_20_Internet_20_Link"><text:span text:style-name="T2">https://geektastic.com</text:span></text:a><text:line-break/><text:span text:style-name="T3">⚡️ </text:span><text:span text:style-name="T1">FreeCodeCamp - </text:span><text:a xlink:type="simple" xlink:href="https://lnkd.in/gJmQby7r" text:style-name="Internet_20_link" text:visited-style-name="Visited_20_Internet_20_Link"><text:span text:style-name="T2">https://lnkd.in/gJmQby7r</text:span></text:a><text:line-break/><text:line-break/><text:span text:style-name="T1">Top 5 tools for job search 🗂</text:span><text:line-break/><text:line-break/><text:span text:style-name="T3">⚡️ </text:span><text:span text:style-name="T1">Grammarly - </text:span><text:a xlink:type="simple" xlink:href="http://www.grammarly.com/" text:style-name="Internet_20_link" text:visited-style-name="Visited_20_Internet_20_Link"><text:span text:style-name="T2">http://www.grammarly.com/</text:span></text:a><text:line-break/><text:span text:style-name="T3">⚡️ </text:span><text:span text:style-name="T1">Todoist - </text:span><text:a xlink:type="simple" xlink:href="http://www.todoist.com/" text:style-name="Internet_20_link" text:visited-style-name="Visited_20_Internet_20_Link"><text:span text:style-name="T2">http://www.todoist.com/</text:span></text:a><text:line-break/><text:span text:style-name="T3">⚡️ </text:span><text:span text:style-name="T1">Notion - </text:span><text:a xlink:type="simple" xlink:href="http://www.notion.so/" text:style-name="Internet_20_link" text:visited-style-name="Visited_20_Internet_20_Link"><text:span text:style-name="T2">http://www.notion.so/</text:span></text:a><text:line-break/><text:span text:style-name="T3">⚡️ </text:span><text:span text:style-name="T1">Calendly - </text:span><text:a xlink:type="simple" xlink:href="http://www.calendly.com/" text:style-name="Internet_20_link" text:visited-style-name="Visited_20_Internet_20_Link"><text:span text:style-name="T2">http://www.calendly.com/</text:span></text:a><text:line-break/><text:span text:style-name="T3">⚡️ </text:span><text:span text:style-name="T1">Overleaf - </text:span><text:a xlink:type="simple" xlink:href="http://www.overleaf.com/" text:style-name="Internet_20_link" text:visited-style-name="Visited_20_Internet_20_Link"><text:span text:style-name="T2">http://www.overleaf.com/</text:span></text:a><text:line-break/><text:line-break/><text:span text:style-name="T1">Top 6 salary negotiation tools 💰 </text:span><text:line-break/><text:line-break/><text:span text:style-name="T3">⚡️ </text:span><text:span text:style-name="T1">Comparably - </text:span><text:a xlink:type="simple" xlink:href="https://lnkd.in/gztkfs9z" text:style-name="Internet_20_link" text:visited-style-name="Visited_20_Internet_20_Link"><text:span text:style-name="T2">https://lnkd.in/gztkfs9z</text:span></text:a><text:line-break/><text:span text:style-name="T3">⚡️ </text:span><text:a xlink:type="simple" xlink:href="http://levels.fyi/" text:style-name="Internet_20_link" text:visited-style-name="Visited_20_Internet_20_Link"><text:span text:style-name="T2">Levels.fyi</text:span></text:a><text:span text:style-name="T3"> </text:span><text:span text:style-name="T1">- </text:span><text:a xlink:type="simple" xlink:href="http://www.levels.fyi/" text:style-name="Internet_20_link" text:visited-style-name="Visited_20_Internet_20_Link"><text:span text:style-name="T2">http://www.levels.fyi/</text:span></text:a><text:line-break/><text:span text:style-name="T3">⚡️ </text:span><text:span text:style-name="T1">Salary - </text:span><text:a xlink:type="simple" xlink:href="https://www.salary.com/" text:style-name="Internet_20_link" text:visited-style-name="Visited_20_Internet_20_Link"><text:span text:style-name="T2">https://www.salary.com/</text:span></text:a><text:line-break/><text:soft-page-break/><text:span text:style-name="T3">⚡️ </text:span><text:span text:style-name="T1">Glassdoor - </text:span><text:a xlink:type="simple" xlink:href="http://www.glassdoor.com/" text:style-name="Internet_20_link" text:visited-style-name="Visited_20_Internet_20_Link"><text:span text:style-name="T2">http://www.glassdoor.com/</text:span></text:a><text:line-break/><text:span text:style-name="T3">⚡️ </text:span><text:span text:style-name="T1">Payscale - </text:span><text:a xlink:type="simple" xlink:href="http://www.payscale.com/" text:style-name="Internet_20_link" text:visited-style-name="Visited_20_Internet_20_Link"><text:span text:style-name="T2">http://www.payscale.com/</text:span></text:a><text:line-break/><text:span text:style-name="T3">⚡️ </text:span><text:span text:style-name="T1">PaycheckCity - </text:span><text:a xlink:type="simple" xlink:href="https://lnkd.in/gAT3Di8r" text:style-name="Internet_20_link" text:visited-style-name="Visited_20_Internet_20_Link"><text:span text:style-name="T2">https://lnkd.in/gAT3Di8r</text:span></text:a><text:line-break/></text:p>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9T15:45:47.212000000</meta:creation-date>
    <dc:date>2022-09-29T15:47:00.485000000</dc:date>
    <meta:editing-duration>PT1M13S</meta:editing-duration>
    <meta:editing-cycles>1</meta:editing-cycles>
    <meta:document-statistic meta:table-count="0" meta:image-count="0" meta:object-count="0" meta:page-count="2" meta:paragraph-count="2" meta:word-count="201" meta:character-count="1771" meta:non-whitespace-character-count="1561"/>
    <meta:generator>LibreOffice/7.3.2.2$Windows_X86_64 LibreOffice_project/49f2b1bff42cfccbd8f788c8dc32c1c309559be0</meta:generator>
  </office:meta>
</office:document-meta>
</file>